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Xmax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erfeldy</text:p>
          </table:table-cell>
          <table:table-cell table:formula="of:=RANDBETWEEN(0;[.$G$1])" office:value-type="float" office:value="647" calcext:value-type="float">
            <text:p>647</text:p>
          </table:table-cell>
          <table:table-cell table:formula="of:=RANDBETWEEN(0;[.$G$2])" office:value-type="float" office:value="42" calcext:value-type="float">
            <text:p>42</text:p>
          </table:table-cell>
          <table:table-cell table:formula="of:=RANDBETWEEN([.$G$4];[.$G$3])" office:value-type="float" office:value="342" calcext:value-type="float">
            <text:p>342</text:p>
          </table:table-cell>
          <table:table-cell office:value-type="string" calcext:value-type="string">
            <text:p>Ymax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string" calcext:value-type="string">
            <text:p>Aberfoyle</text:p>
          </table:table-cell>
          <table:table-cell table:formula="of:=RANDBETWEEN(0;[.$G$1])" office:value-type="float" office:value="516" calcext:value-type="float">
            <text:p>516</text:p>
          </table:table-cell>
          <table:table-cell table:formula="of:=RANDBETWEEN(0;[.$G$2])" office:value-type="float" office:value="386" calcext:value-type="float">
            <text:p>386</text:p>
          </table:table-cell>
          <table:table-cell table:formula="of:=RANDBETWEEN([.$G$4];[.$G$3])" office:value-type="float" office:value="890" calcext:value-type="float">
            <text:p>890</text:p>
          </table:table-cell>
          <table:table-cell office:value-type="string" calcext:value-type="string">
            <text:p>Dmax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Aboyne</text:p>
          </table:table-cell>
          <table:table-cell table:formula="of:=RANDBETWEEN(0;[.$G$1])" office:value-type="float" office:value="1172" calcext:value-type="float">
            <text:p>1172</text:p>
          </table:table-cell>
          <table:table-cell table:formula="of:=RANDBETWEEN(0;[.$G$2])" office:value-type="float" office:value="580" calcext:value-type="float">
            <text:p>580</text:p>
          </table:table-cell>
          <table:table-cell table:formula="of:=RANDBETWEEN([.$G$4];[.$G$3])" office:value-type="float" office:value="488" calcext:value-type="float">
            <text:p>488</text:p>
          </table:table-cell>
          <table:table-cell office:value-type="string" calcext:value-type="string">
            <text:p>Dmin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Acharacle</text:p>
          </table:table-cell>
          <table:table-cell table:formula="of:=RANDBETWEEN(0;[.$G$1])" office:value-type="float" office:value="1198" calcext:value-type="float">
            <text:p>1198</text:p>
          </table:table-cell>
          <table:table-cell table:formula="of:=RANDBETWEEN(0;[.$G$2])" office:value-type="float" office:value="697" calcext:value-type="float">
            <text:p>697</text:p>
          </table:table-cell>
          <table:table-cell table:formula="of:=RANDBETWEEN([.$G$4];[.$G$3])"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Achnasheen</text:p>
          </table:table-cell>
          <table:table-cell table:formula="of:=RANDBETWEEN(0;[.$G$1])" office:value-type="float" office:value="597" calcext:value-type="float">
            <text:p>597</text:p>
          </table:table-cell>
          <table:table-cell table:formula="of:=RANDBETWEEN(0;[.$G$2])" office:value-type="float" office:value="212" calcext:value-type="float">
            <text:p>212</text:p>
          </table:table-cell>
          <table:table-cell table:formula="of:=RANDBETWEEN([.$G$4];[.$G$3])"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Alloa</text:p>
          </table:table-cell>
          <table:table-cell table:formula="of:=RANDBETWEEN(0;[.$G$1])" office:value-type="float" office:value="839" calcext:value-type="float">
            <text:p>839</text:p>
          </table:table-cell>
          <table:table-cell table:formula="of:=RANDBETWEEN(0;[.$G$2])" office:value-type="float" office:value="418" calcext:value-type="float">
            <text:p>418</text:p>
          </table:table-cell>
          <table:table-cell table:formula="of:=RANDBETWEEN([.$G$4];[.$G$3])" office:value-type="float" office:value="762" calcext:value-type="float">
            <text:p>762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Amulree</text:p>
          </table:table-cell>
          <table:table-cell table:formula="of:=RANDBETWEEN(0;[.$G$1])" office:value-type="float" office:value="685" calcext:value-type="float">
            <text:p>685</text:p>
          </table:table-cell>
          <table:table-cell table:formula="of:=RANDBETWEEN(0;[.$G$2])" office:value-type="float" office:value="432" calcext:value-type="float">
            <text:p>432</text:p>
          </table:table-cell>
          <table:table-cell table:formula="of:=RANDBETWEEN([.$G$4];[.$G$3])" office:value-type="float" office:value="977" calcext:value-type="float">
            <text:p>977</text:p>
          </table:table-cell>
          <table:table-cell table:number-columns-repeated="2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Arbroath</text:p>
          </table:table-cell>
          <table:table-cell table:formula="of:=RANDBETWEEN(0;[.$G$1])" office:value-type="float" office:value="1248" calcext:value-type="float">
            <text:p>1248</text:p>
          </table:table-cell>
          <table:table-cell table:formula="of:=RANDBETWEEN(0;[.$G$2])" office:value-type="float" office:value="218" calcext:value-type="float">
            <text:p>218</text:p>
          </table:table-cell>
          <table:table-cell table:formula="of:=RANDBETWEEN([.$G$4];[.$G$3])" office:value-type="float" office:value="975" calcext:value-type="float">
            <text:p>975</text:p>
          </table:table-cell>
          <table:table-cell table:number-columns-repeated="2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Ardrossan</text:p>
          </table:table-cell>
          <table:table-cell table:formula="of:=RANDBETWEEN(0;[.$G$1])" office:value-type="float" office:value="337" calcext:value-type="float">
            <text:p>337</text:p>
          </table:table-cell>
          <table:table-cell table:formula="of:=RANDBETWEEN(0;[.$G$2])" office:value-type="float" office:value="197" calcext:value-type="float">
            <text:p>197</text:p>
          </table:table-cell>
          <table:table-cell table:formula="of:=RANDBETWEEN([.$G$4];[.$G$3])" office:value-type="float" office:value="773" calcext:value-type="float">
            <text:p>773</text:p>
          </table:table-cell>
          <table:table-cell table:number-columns-repeated="2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Augustus</text:p>
          </table:table-cell>
          <table:table-cell table:formula="of:=RANDBETWEEN(0;[.$G$1])" office:value-type="float" office:value="705" calcext:value-type="float">
            <text:p>705</text:p>
          </table:table-cell>
          <table:table-cell table:formula="of:=RANDBETWEEN(0;[.$G$2])" office:value-type="float" office:value="308" calcext:value-type="float">
            <text:p>308</text:p>
          </table:table-cell>
          <table:table-cell table:formula="of:=RANDBETWEEN([.$G$4];[.$G$3])" office:value-type="float" office:value="617" calcext:value-type="float">
            <text:p>617</text:p>
          </table:table-cell>
          <table:table-cell table:number-columns-repeated="2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Ballachulich</text:p>
          </table:table-cell>
          <table:table-cell table:formula="of:=RANDBETWEEN(0;[.$G$1])" office:value-type="float" office:value="212" calcext:value-type="float">
            <text:p>212</text:p>
          </table:table-cell>
          <table:table-cell table:formula="of:=RANDBETWEEN(0;[.$G$2])" office:value-type="float" office:value="696" calcext:value-type="float">
            <text:p>696</text:p>
          </table:table-cell>
          <table:table-cell table:formula="of:=RANDBETWEEN([.$G$4];[.$G$3])" office:value-type="float" office:value="662" calcext:value-type="float">
            <text:p>662</text:p>
          </table:table-cell>
          <table:table-cell table:number-columns-repeated="2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Ballantrae</text:p>
          </table:table-cell>
          <table:table-cell table:formula="of:=RANDBETWEEN(0;[.$G$1])" office:value-type="float" office:value="439" calcext:value-type="float">
            <text:p>439</text:p>
          </table:table-cell>
          <table:table-cell table:formula="of:=RANDBETWEEN(0;[.$G$2])" office:value-type="float" office:value="238" calcext:value-type="float">
            <text:p>238</text:p>
          </table:table-cell>
          <table:table-cell table:formula="of:=RANDBETWEEN([.$G$4];[.$G$3])"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Balquhidder</text:p>
          </table:table-cell>
          <table:table-cell table:formula="of:=RANDBETWEEN(0;[.$G$1])" office:value-type="float" office:value="262" calcext:value-type="float">
            <text:p>262</text:p>
          </table:table-cell>
          <table:table-cell table:formula="of:=RANDBETWEEN(0;[.$G$2])" office:value-type="float" office:value="173" calcext:value-type="float">
            <text:p>173</text:p>
          </table:table-cell>
          <table:table-cell table:formula="of:=RANDBETWEEN([.$G$4];[.$G$3])" office:value-type="float" office:value="868" calcext:value-type="float">
            <text:p>868</text:p>
          </table:table-cell>
          <table:table-cell table:number-columns-repeated="2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Banff</text:p>
          </table:table-cell>
          <table:table-cell table:formula="of:=RANDBETWEEN(0;[.$G$1])" office:value-type="float" office:value="724" calcext:value-type="float">
            <text:p>724</text:p>
          </table:table-cell>
          <table:table-cell table:formula="of:=RANDBETWEEN(0;[.$G$2])" office:value-type="float" office:value="123" calcext:value-type="float">
            <text:p>123</text:p>
          </table:table-cell>
          <table:table-cell table:formula="of:=RANDBETWEEN([.$G$4];[.$G$3])" office:value-type="float" office:value="793" calcext:value-type="float">
            <text:p>793</text:p>
          </table:table-cell>
          <table:table-cell table:number-columns-repeated="2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Beauly</text:p>
          </table:table-cell>
          <table:table-cell table:formula="of:=RANDBETWEEN(0;[.$G$1])" office:value-type="float" office:value="1234" calcext:value-type="float">
            <text:p>1234</text:p>
          </table:table-cell>
          <table:table-cell table:formula="of:=RANDBETWEEN(0;[.$G$2])" office:value-type="float" office:value="482" calcext:value-type="float">
            <text:p>482</text:p>
          </table:table-cell>
          <table:table-cell table:formula="of:=RANDBETWEEN([.$G$4];[.$G$3])"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Benbecula</text:p>
          </table:table-cell>
          <table:table-cell table:formula="of:=RANDBETWEEN(0;[.$G$1])" office:value-type="float" office:value="15" calcext:value-type="float">
            <text:p>15</text:p>
          </table:table-cell>
          <table:table-cell table:formula="of:=RANDBETWEEN(0;[.$G$2])" office:value-type="float" office:value="217" calcext:value-type="float">
            <text:p>217</text:p>
          </table:table-cell>
          <table:table-cell table:formula="of:=RANDBETWEEN([.$G$4];[.$G$3])" office:value-type="float" office:value="649" calcext:value-type="float">
            <text:p>649</text:p>
          </table:table-cell>
          <table:table-cell table:number-columns-repeated="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Brora</text:p>
          </table:table-cell>
          <table:table-cell table:formula="of:=RANDBETWEEN(0;[.$G$1])" office:value-type="float" office:value="914" calcext:value-type="float">
            <text:p>914</text:p>
          </table:table-cell>
          <table:table-cell table:formula="of:=RANDBETWEEN(0;[.$G$2])" office:value-type="float" office:value="628" calcext:value-type="float">
            <text:p>628</text:p>
          </table:table-cell>
          <table:table-cell table:formula="of:=RANDBETWEEN([.$G$4];[.$G$3])"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Cairngorms</text:p>
          </table:table-cell>
          <table:table-cell table:formula="of:=RANDBETWEEN(0;[.$G$1])" office:value-type="float" office:value="877" calcext:value-type="float">
            <text:p>877</text:p>
          </table:table-cell>
          <table:table-cell table:formula="of:=RANDBETWEEN(0;[.$G$2])" office:value-type="float" office:value="609" calcext:value-type="float">
            <text:p>609</text:p>
          </table:table-cell>
          <table:table-cell table:formula="of:=RANDBETWEEN([.$G$4];[.$G$3])"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Campbelltown</text:p>
          </table:table-cell>
          <table:table-cell table:formula="of:=RANDBETWEEN(0;[.$G$1])" office:value-type="float" office:value="836" calcext:value-type="float">
            <text:p>836</text:p>
          </table:table-cell>
          <table:table-cell table:formula="of:=RANDBETWEEN(0;[.$G$2])" office:value-type="float" office:value="43" calcext:value-type="float">
            <text:p>43</text:p>
          </table:table-cell>
          <table:table-cell table:formula="of:=RANDBETWEEN([.$G$4];[.$G$3])" office:value-type="float" office:value="731" calcext:value-type="float">
            <text:p>731</text:p>
          </table:table-cell>
          <table:table-cell table:number-columns-repeated="2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Cannich</text:p>
          </table:table-cell>
          <table:table-cell table:formula="of:=RANDBETWEEN(0;[.$G$1])" office:value-type="float" office:value="473" calcext:value-type="float">
            <text:p>473</text:p>
          </table:table-cell>
          <table:table-cell table:formula="of:=RANDBETWEEN(0;[.$G$2])" office:value-type="float" office:value="466" calcext:value-type="float">
            <text:p>466</text:p>
          </table:table-cell>
          <table:table-cell table:formula="of:=RANDBETWEEN([.$G$4];[.$G$3])"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Carnoustie</text:p>
          </table:table-cell>
          <table:table-cell table:formula="of:=RANDBETWEEN(0;[.$G$1])" office:value-type="float" office:value="1140" calcext:value-type="float">
            <text:p>1140</text:p>
          </table:table-cell>
          <table:table-cell table:formula="of:=RANDBETWEEN(0;[.$G$2])" office:value-type="float" office:value="594" calcext:value-type="float">
            <text:p>594</text:p>
          </table:table-cell>
          <table:table-cell table:formula="of:=RANDBETWEEN([.$G$4];[.$G$3])" office:value-type="float" office:value="977" calcext:value-type="float">
            <text:p>977</text:p>
          </table:table-cell>
          <table:table-cell table:number-columns-repeated="2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Carrbridge</text:p>
          </table:table-cell>
          <table:table-cell table:formula="of:=RANDBETWEEN(0;[.$G$1])" office:value-type="float" office:value="598" calcext:value-type="float">
            <text:p>598</text:p>
          </table:table-cell>
          <table:table-cell table:formula="of:=RANDBETWEEN(0;[.$G$2])" office:value-type="float" office:value="89" calcext:value-type="float">
            <text:p>89</text:p>
          </table:table-cell>
          <table:table-cell table:formula="of:=RANDBETWEEN([.$G$4];[.$G$3])"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Coll</text:p>
          </table:table-cell>
          <table:table-cell table:formula="of:=RANDBETWEEN(0;[.$G$1])" office:value-type="float" office:value="700" calcext:value-type="float">
            <text:p>700</text:p>
          </table:table-cell>
          <table:table-cell table:formula="of:=RANDBETWEEN(0;[.$G$2])" office:value-type="float" office:value="246" calcext:value-type="float">
            <text:p>246</text:p>
          </table:table-cell>
          <table:table-cell table:formula="of:=RANDBETWEEN([.$G$4];[.$G$3])"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Crieff</text:p>
          </table:table-cell>
          <table:table-cell table:formula="of:=RANDBETWEEN(0;[.$G$1])" office:value-type="float" office:value="488" calcext:value-type="float">
            <text:p>488</text:p>
          </table:table-cell>
          <table:table-cell table:formula="of:=RANDBETWEEN(0;[.$G$2])" office:value-type="float" office:value="681" calcext:value-type="float">
            <text:p>681</text:p>
          </table:table-cell>
          <table:table-cell table:formula="of:=RANDBETWEEN([.$G$4];[.$G$3])" office:value-type="float" office:value="734" calcext:value-type="float">
            <text:p>734</text:p>
          </table:table-cell>
          <table:table-cell table:number-columns-repeated="2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Cullen</text:p>
          </table:table-cell>
          <table:table-cell table:formula="of:=RANDBETWEEN(0;[.$G$1])" office:value-type="float" office:value="156" calcext:value-type="float">
            <text:p>156</text:p>
          </table:table-cell>
          <table:table-cell table:formula="of:=RANDBETWEEN(0;[.$G$2])" office:value-type="float" office:value="654" calcext:value-type="float">
            <text:p>654</text:p>
          </table:table-cell>
          <table:table-cell table:formula="of:=RANDBETWEEN([.$G$4];[.$G$3])"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Dalkeith</text:p>
          </table:table-cell>
          <table:table-cell table:formula="of:=RANDBETWEEN(0;[.$G$1])" office:value-type="float" office:value="177" calcext:value-type="float">
            <text:p>177</text:p>
          </table:table-cell>
          <table:table-cell table:formula="of:=RANDBETWEEN(0;[.$G$2])" office:value-type="float" office:value="663" calcext:value-type="float">
            <text:p>663</text:p>
          </table:table-cell>
          <table:table-cell table:formula="of:=RANDBETWEEN([.$G$4];[.$G$3])" office:value-type="float" office:value="662" calcext:value-type="float">
            <text:p>662</text:p>
          </table:table-cell>
          <table:table-cell table:number-columns-repeated="2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Deeside</text:p>
          </table:table-cell>
          <table:table-cell table:formula="of:=RANDBETWEEN(0;[.$G$1])" office:value-type="float" office:value="895" calcext:value-type="float">
            <text:p>895</text:p>
          </table:table-cell>
          <table:table-cell table:formula="of:=RANDBETWEEN(0;[.$G$2])" office:value-type="float" office:value="443" calcext:value-type="float">
            <text:p>443</text:p>
          </table:table-cell>
          <table:table-cell table:formula="of:=RANDBETWEEN([.$G$4];[.$G$3])"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Dingwall</text:p>
          </table:table-cell>
          <table:table-cell table:formula="of:=RANDBETWEEN(0;[.$G$1])" office:value-type="float" office:value="1053" calcext:value-type="float">
            <text:p>1053</text:p>
          </table:table-cell>
          <table:table-cell table:formula="of:=RANDBETWEEN(0;[.$G$2])" office:value-type="float" office:value="200" calcext:value-type="float">
            <text:p>200</text:p>
          </table:table-cell>
          <table:table-cell table:formula="of:=RANDBETWEEN([.$G$4];[.$G$3])"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Doune</text:p>
          </table:table-cell>
          <table:table-cell table:formula="of:=RANDBETWEEN(0;[.$G$1])" office:value-type="float" office:value="294" calcext:value-type="float">
            <text:p>294</text:p>
          </table:table-cell>
          <table:table-cell table:formula="of:=RANDBETWEEN(0;[.$G$2])" office:value-type="float" office:value="703" calcext:value-type="float">
            <text:p>703</text:p>
          </table:table-cell>
          <table:table-cell table:formula="of:=RANDBETWEEN([.$G$4];[.$G$3])"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Dufftown</text:p>
          </table:table-cell>
          <table:table-cell table:formula="of:=RANDBETWEEN(0;[.$G$1])" office:value-type="float" office:value="1144" calcext:value-type="float">
            <text:p>1144</text:p>
          </table:table-cell>
          <table:table-cell table:formula="of:=RANDBETWEEN(0;[.$G$2])" office:value-type="float" office:value="218" calcext:value-type="float">
            <text:p>218</text:p>
          </table:table-cell>
          <table:table-cell table:formula="of:=RANDBETWEEN([.$G$4];[.$G$3])" office:value-type="float" office:value="881" calcext:value-type="float">
            <text:p>881</text:p>
          </table:table-cell>
          <table:table-cell table:number-columns-repeated="2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Dumfries</text:p>
          </table:table-cell>
          <table:table-cell table:formula="of:=RANDBETWEEN(0;[.$G$1])" office:value-type="float" office:value="1227" calcext:value-type="float">
            <text:p>1227</text:p>
          </table:table-cell>
          <table:table-cell table:formula="of:=RANDBETWEEN(0;[.$G$2])" office:value-type="float" office:value="134" calcext:value-type="float">
            <text:p>134</text:p>
          </table:table-cell>
          <table:table-cell table:formula="of:=RANDBETWEEN([.$G$4];[.$G$3])"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string" calcext:value-type="string">
            <text:p>Dunfermline</text:p>
          </table:table-cell>
          <table:table-cell table:formula="of:=RANDBETWEEN(0;[.$G$1])" office:value-type="float" office:value="1190" calcext:value-type="float">
            <text:p>1190</text:p>
          </table:table-cell>
          <table:table-cell table:formula="of:=RANDBETWEEN(0;[.$G$2])" office:value-type="float" office:value="493" calcext:value-type="float">
            <text:p>493</text:p>
          </table:table-cell>
          <table:table-cell table:formula="of:=RANDBETWEEN([.$G$4];[.$G$3])" office:value-type="float" office:value="792" calcext:value-type="float">
            <text:p>792</text:p>
          </table:table-cell>
          <table:table-cell table:number-columns-repeated="2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string" calcext:value-type="string">
            <text:p>Dunkeld</text:p>
          </table:table-cell>
          <table:table-cell table:formula="of:=RANDBETWEEN(0;[.$G$1])" office:value-type="float" office:value="269" calcext:value-type="float">
            <text:p>269</text:p>
          </table:table-cell>
          <table:table-cell table:formula="of:=RANDBETWEEN(0;[.$G$2])" office:value-type="float" office:value="145" calcext:value-type="float">
            <text:p>145</text:p>
          </table:table-cell>
          <table:table-cell table:formula="of:=RANDBETWEEN([.$G$4];[.$G$3])"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string" calcext:value-type="string">
            <text:p>Dunnet Head</text:p>
          </table:table-cell>
          <table:table-cell table:formula="of:=RANDBETWEEN(0;[.$G$1])" office:value-type="float" office:value="917" calcext:value-type="float">
            <text:p>917</text:p>
          </table:table-cell>
          <table:table-cell table:formula="of:=RANDBETWEEN(0;[.$G$2])" office:value-type="float" office:value="438" calcext:value-type="float">
            <text:p>438</text:p>
          </table:table-cell>
          <table:table-cell table:formula="of:=RANDBETWEEN([.$G$4];[.$G$3])" office:value-type="float" office:value="958" calcext:value-type="float">
            <text:p>958</text:p>
          </table:table-cell>
          <table:table-cell table:number-columns-repeated="2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string" calcext:value-type="string">
            <text:p>Dunoon</text:p>
          </table:table-cell>
          <table:table-cell table:formula="of:=RANDBETWEEN(0;[.$G$1])" office:value-type="float" office:value="491" calcext:value-type="float">
            <text:p>491</text:p>
          </table:table-cell>
          <table:table-cell table:formula="of:=RANDBETWEEN(0;[.$G$2])" office:value-type="float" office:value="531" calcext:value-type="float">
            <text:p>531</text:p>
          </table:table-cell>
          <table:table-cell table:formula="of:=RANDBETWEEN([.$G$4];[.$G$3])" office:value-type="float" office:value="839" calcext:value-type="float">
            <text:p>839</text:p>
          </table:table-cell>
          <table:table-cell table:number-columns-repeated="2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string" calcext:value-type="string">
            <text:p>Dunoon</text:p>
          </table:table-cell>
          <table:table-cell table:formula="of:=RANDBETWEEN(0;[.$G$1])" office:value-type="float" office:value="868" calcext:value-type="float">
            <text:p>868</text:p>
          </table:table-cell>
          <table:table-cell table:formula="of:=RANDBETWEEN(0;[.$G$2])" office:value-type="float" office:value="638" calcext:value-type="float">
            <text:p>638</text:p>
          </table:table-cell>
          <table:table-cell table:formula="of:=RANDBETWEEN([.$G$4];[.$G$3])" office:value-type="float" office:value="729" calcext:value-type="float">
            <text:p>729</text:p>
          </table:table-cell>
          <table:table-cell table:number-columns-repeated="2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string" calcext:value-type="string">
            <text:p>Fionnphort</text:p>
          </table:table-cell>
          <table:table-cell table:formula="of:=RANDBETWEEN(0;[.$G$1])" office:value-type="float" office:value="326" calcext:value-type="float">
            <text:p>326</text:p>
          </table:table-cell>
          <table:table-cell table:formula="of:=RANDBETWEEN(0;[.$G$2])" office:value-type="float" office:value="407" calcext:value-type="float">
            <text:p>407</text:p>
          </table:table-cell>
          <table:table-cell table:formula="of:=RANDBETWEEN([.$G$4];[.$G$3])"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string" calcext:value-type="string">
            <text:p>Forres</text:p>
          </table:table-cell>
          <table:table-cell table:formula="of:=RANDBETWEEN(0;[.$G$1])" office:value-type="float" office:value="832" calcext:value-type="float">
            <text:p>832</text:p>
          </table:table-cell>
          <table:table-cell table:formula="of:=RANDBETWEEN(0;[.$G$2])" office:value-type="float" office:value="270" calcext:value-type="float">
            <text:p>270</text:p>
          </table:table-cell>
          <table:table-cell table:formula="of:=RANDBETWEEN([.$G$4];[.$G$3])"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string" calcext:value-type="string">
            <text:p>Galashiels</text:p>
          </table:table-cell>
          <table:table-cell table:formula="of:=RANDBETWEEN(0;[.$G$1])" office:value-type="float" office:value="1073" calcext:value-type="float">
            <text:p>1073</text:p>
          </table:table-cell>
          <table:table-cell table:formula="of:=RANDBETWEEN(0;[.$G$2])" office:value-type="float" office:value="447" calcext:value-type="float">
            <text:p>447</text:p>
          </table:table-cell>
          <table:table-cell table:formula="of:=RANDBETWEEN([.$G$4];[.$G$3])"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string" calcext:value-type="string">
            <text:p>Gourock</text:p>
          </table:table-cell>
          <table:table-cell table:formula="of:=RANDBETWEEN(0;[.$G$1])" office:value-type="float" office:value="105" calcext:value-type="float">
            <text:p>105</text:p>
          </table:table-cell>
          <table:table-cell table:formula="of:=RANDBETWEEN(0;[.$G$2])" office:value-type="float" office:value="365" calcext:value-type="float">
            <text:p>365</text:p>
          </table:table-cell>
          <table:table-cell table:formula="of:=RANDBETWEEN([.$G$4];[.$G$3])" office:value-type="float" office:value="757" calcext:value-type="float">
            <text:p>757</text:p>
          </table:table-cell>
          <table:table-cell table:number-columns-repeated="2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string" calcext:value-type="string">
            <text:p>Greenlaw</text:p>
          </table:table-cell>
          <table:table-cell table:formula="of:=RANDBETWEEN(0;[.$G$1])" office:value-type="float" office:value="1195" calcext:value-type="float">
            <text:p>1195</text:p>
          </table:table-cell>
          <table:table-cell table:formula="of:=RANDBETWEEN(0;[.$G$2])" office:value-type="float" office:value="333" calcext:value-type="float">
            <text:p>333</text:p>
          </table:table-cell>
          <table:table-cell table:formula="of:=RANDBETWEEN([.$G$4];[.$G$3])" office:value-type="float" office:value="897" calcext:value-type="float">
            <text:p>897</text:p>
          </table:table-cell>
          <table:table-cell table:number-columns-repeated="2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string" calcext:value-type="string">
            <text:p>Haddington</text:p>
          </table:table-cell>
          <table:table-cell table:formula="of:=RANDBETWEEN(0;[.$G$1])" office:value-type="float" office:value="713" calcext:value-type="float">
            <text:p>713</text:p>
          </table:table-cell>
          <table:table-cell table:formula="of:=RANDBETWEEN(0;[.$G$2])" office:value-type="float" office:value="279" calcext:value-type="float">
            <text:p>279</text:p>
          </table:table-cell>
          <table:table-cell table:formula="of:=RANDBETWEEN([.$G$4];[.$G$3])"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string" calcext:value-type="string">
            <text:p>Harris</text:p>
          </table:table-cell>
          <table:table-cell table:formula="of:=RANDBETWEEN(0;[.$G$1])" office:value-type="float" office:value="380" calcext:value-type="float">
            <text:p>380</text:p>
          </table:table-cell>
          <table:table-cell table:formula="of:=RANDBETWEEN(0;[.$G$2])" office:value-type="float" office:value="441" calcext:value-type="float">
            <text:p>441</text:p>
          </table:table-cell>
          <table:table-cell table:formula="of:=RANDBETWEEN([.$G$4];[.$G$3])" office:value-type="float" office:value="762" calcext:value-type="float">
            <text:p>762</text:p>
          </table:table-cell>
          <table:table-cell table:number-columns-repeated="2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string" calcext:value-type="string">
            <text:p>Hebrides</text:p>
          </table:table-cell>
          <table:table-cell table:formula="of:=RANDBETWEEN(0;[.$G$1])" office:value-type="float" office:value="457" calcext:value-type="float">
            <text:p>457</text:p>
          </table:table-cell>
          <table:table-cell table:formula="of:=RANDBETWEEN(0;[.$G$2])" office:value-type="float" office:value="223" calcext:value-type="float">
            <text:p>223</text:p>
          </table:table-cell>
          <table:table-cell table:formula="of:=RANDBETWEEN([.$G$4];[.$G$3])"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string" calcext:value-type="string">
            <text:p>Huntly</text:p>
          </table:table-cell>
          <table:table-cell table:formula="of:=RANDBETWEEN(0;[.$G$1])" office:value-type="float" office:value="390" calcext:value-type="float">
            <text:p>390</text:p>
          </table:table-cell>
          <table:table-cell table:formula="of:=RANDBETWEEN(0;[.$G$2])" office:value-type="float" office:value="518" calcext:value-type="float">
            <text:p>518</text:p>
          </table:table-cell>
          <table:table-cell table:formula="of:=RANDBETWEEN([.$G$4];[.$G$3])" office:value-type="float" office:value="971" calcext:value-type="float">
            <text:p>971</text:p>
          </table:table-cell>
          <table:table-cell table:number-columns-repeated="2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string" calcext:value-type="string">
            <text:p>Inverurie</text:p>
          </table:table-cell>
          <table:table-cell table:formula="of:=RANDBETWEEN(0;[.$G$1])" office:value-type="float" office:value="131" calcext:value-type="float">
            <text:p>131</text:p>
          </table:table-cell>
          <table:table-cell table:formula="of:=RANDBETWEEN(0;[.$G$2])" office:value-type="float" office:value="270" calcext:value-type="float">
            <text:p>270</text:p>
          </table:table-cell>
          <table:table-cell table:formula="of:=RANDBETWEEN([.$G$4];[.$G$3])" office:value-type="float" office:value="835" calcext:value-type="float">
            <text:p>835</text:p>
          </table:table-cell>
          <table:table-cell table:number-columns-repeated="2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string" calcext:value-type="string">
            <text:p>Iona</text:p>
          </table:table-cell>
          <table:table-cell table:formula="of:=RANDBETWEEN(0;[.$G$1])" office:value-type="float" office:value="977" calcext:value-type="float">
            <text:p>977</text:p>
          </table:table-cell>
          <table:table-cell table:formula="of:=RANDBETWEEN(0;[.$G$2])" office:value-type="float" office:value="466" calcext:value-type="float">
            <text:p>466</text:p>
          </table:table-cell>
          <table:table-cell table:formula="of:=RANDBETWEEN([.$G$4];[.$G$3])"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string" calcext:value-type="string">
            <text:p>Keith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197" calcext:value-type="float">
            <text:p>197</text:p>
          </table:table-cell>
          <table:table-cell table:formula="of:=RANDBETWEEN([.$G$4];[.$G$3])" office:value-type="float" office:value="740" calcext:value-type="float">
            <text:p>740</text:p>
          </table:table-cell>
          <table:table-cell table:number-columns-repeated="2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string" calcext:value-type="string">
            <text:p>Kelso</text:p>
          </table:table-cell>
          <table:table-cell table:formula="of:=RANDBETWEEN(0;[.$G$1])" office:value-type="float" office:value="638" calcext:value-type="float">
            <text:p>638</text:p>
          </table:table-cell>
          <table:table-cell table:formula="of:=RANDBETWEEN(0;[.$G$2])" office:value-type="float" office:value="73" calcext:value-type="float">
            <text:p>73</text:p>
          </table:table-cell>
          <table:table-cell table:formula="of:=RANDBETWEEN([.$G$4];[.$G$3])"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string" calcext:value-type="string">
            <text:p>Kenmore</text:p>
          </table:table-cell>
          <table:table-cell table:formula="of:=RANDBETWEEN(0;[.$G$1])" office:value-type="float" office:value="1167" calcext:value-type="float">
            <text:p>1167</text:p>
          </table:table-cell>
          <table:table-cell table:formula="of:=RANDBETWEEN(0;[.$G$2])" office:value-type="float" office:value="136" calcext:value-type="float">
            <text:p>136</text:p>
          </table:table-cell>
          <table:table-cell table:formula="of:=RANDBETWEEN([.$G$4];[.$G$3])" office:value-type="float" office:value="786" calcext:value-type="float">
            <text:p>786</text:p>
          </table:table-cell>
          <table:table-cell table:number-columns-repeated="2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string" calcext:value-type="string">
            <text:p>Killin</text:p>
          </table:table-cell>
          <table:table-cell table:formula="of:=RANDBETWEEN(0;[.$G$1])" office:value-type="float" office:value="778" calcext:value-type="float">
            <text:p>778</text:p>
          </table:table-cell>
          <table:table-cell table:formula="of:=RANDBETWEEN(0;[.$G$2])" office:value-type="float" office:value="84" calcext:value-type="float">
            <text:p>84</text:p>
          </table:table-cell>
          <table:table-cell table:formula="of:=RANDBETWEEN([.$G$4];[.$G$3])"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string" calcext:value-type="string">
            <text:p>Kilmahog</text:p>
          </table:table-cell>
          <table:table-cell table:formula="of:=RANDBETWEEN(0;[.$G$1])" office:value-type="float" office:value="613" calcext:value-type="float">
            <text:p>613</text:p>
          </table:table-cell>
          <table:table-cell table:formula="of:=RANDBETWEEN(0;[.$G$2])" office:value-type="float" office:value="513" calcext:value-type="float">
            <text:p>513</text:p>
          </table:table-cell>
          <table:table-cell table:formula="of:=RANDBETWEEN([.$G$4];[.$G$3])"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string" calcext:value-type="string">
            <text:p>Kilsyth</text:p>
          </table:table-cell>
          <table:table-cell table:formula="of:=RANDBETWEEN(0;[.$G$1])" office:value-type="float" office:value="209" calcext:value-type="float">
            <text:p>209</text:p>
          </table:table-cell>
          <table:table-cell table:formula="of:=RANDBETWEEN(0;[.$G$2])" office:value-type="float" office:value="631" calcext:value-type="float">
            <text:p>631</text:p>
          </table:table-cell>
          <table:table-cell table:formula="of:=RANDBETWEEN([.$G$4];[.$G$3])" office:value-type="float" office:value="980" calcext:value-type="float">
            <text:p>980</text:p>
          </table:table-cell>
          <table:table-cell table:number-columns-repeated="2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string" calcext:value-type="string">
            <text:p>Kinlochleven</text:p>
          </table:table-cell>
          <table:table-cell table:formula="of:=RANDBETWEEN(0;[.$G$1])" office:value-type="float" office:value="853" calcext:value-type="float">
            <text:p>853</text:p>
          </table:table-cell>
          <table:table-cell table:formula="of:=RANDBETWEEN(0;[.$G$2])" office:value-type="float" office:value="101" calcext:value-type="float">
            <text:p>101</text:p>
          </table:table-cell>
          <table:table-cell table:formula="of:=RANDBETWEEN([.$G$4];[.$G$3])" office:value-type="float" office:value="641" calcext:value-type="float">
            <text:p>641</text:p>
          </table:table-cell>
          <table:table-cell table:number-columns-repeated="2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string" calcext:value-type="string">
            <text:p>Kirkaldy</text:p>
          </table:table-cell>
          <table:table-cell table:formula="of:=RANDBETWEEN(0;[.$G$1])" office:value-type="float" office:value="1248" calcext:value-type="float">
            <text:p>1248</text:p>
          </table:table-cell>
          <table:table-cell table:formula="of:=RANDBETWEEN(0;[.$G$2])" office:value-type="float" office:value="252" calcext:value-type="float">
            <text:p>252</text:p>
          </table:table-cell>
          <table:table-cell table:formula="of:=RANDBETWEEN([.$G$4];[.$G$3])" office:value-type="float" office:value="909" calcext:value-type="float">
            <text:p>909</text:p>
          </table:table-cell>
          <table:table-cell table:number-columns-repeated="2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string" calcext:value-type="string">
            <text:p>Kyle</text:p>
          </table:table-cell>
          <table:table-cell table:formula="of:=RANDBETWEEN(0;[.$G$1])" office:value-type="float" office:value="304" calcext:value-type="float">
            <text:p>304</text:p>
          </table:table-cell>
          <table:table-cell table:formula="of:=RANDBETWEEN(0;[.$G$2])" office:value-type="float" office:value="268" calcext:value-type="float">
            <text:p>268</text:p>
          </table:table-cell>
          <table:table-cell table:formula="of:=RANDBETWEEN([.$G$4];[.$G$3])"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string" calcext:value-type="string">
            <text:p>Loch Lomond</text:p>
          </table:table-cell>
          <table:table-cell table:formula="of:=RANDBETWEEN(0;[.$G$1])" office:value-type="float" office:value="617" calcext:value-type="float">
            <text:p>617</text:p>
          </table:table-cell>
          <table:table-cell table:formula="of:=RANDBETWEEN(0;[.$G$2])" office:value-type="float" office:value="198" calcext:value-type="float">
            <text:p>198</text:p>
          </table:table-cell>
          <table:table-cell table:formula="of:=RANDBETWEEN([.$G$4];[.$G$3])" office:value-type="float" office:value="703" calcext:value-type="float">
            <text:p>703</text:p>
          </table:table-cell>
          <table:table-cell table:number-columns-repeated="2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string" calcext:value-type="string">
            <text:p>Lochalsh</text:p>
          </table:table-cell>
          <table:table-cell table:formula="of:=RANDBETWEEN(0;[.$G$1])" office:value-type="float" office:value="827" calcext:value-type="float">
            <text:p>827</text:p>
          </table:table-cell>
          <table:table-cell table:formula="of:=RANDBETWEEN(0;[.$G$2])" office:value-type="float" office:value="67" calcext:value-type="float">
            <text:p>67</text:p>
          </table:table-cell>
          <table:table-cell table:formula="of:=RANDBETWEEN([.$G$4];[.$G$3])"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string" calcext:value-type="string">
            <text:p>Lochmaddy</text:p>
          </table:table-cell>
          <table:table-cell table:formula="of:=RANDBETWEEN(0;[.$G$1])" office:value-type="float" office:value="407" calcext:value-type="float">
            <text:p>407</text:p>
          </table:table-cell>
          <table:table-cell table:formula="of:=RANDBETWEEN(0;[.$G$2])" office:value-type="float" office:value="154" calcext:value-type="float">
            <text:p>154</text:p>
          </table:table-cell>
          <table:table-cell table:formula="of:=RANDBETWEEN([.$G$4];[.$G$3])" office:value-type="float" office:value="852" calcext:value-type="float">
            <text:p>852</text:p>
          </table:table-cell>
          <table:table-cell table:number-columns-repeated="2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string" calcext:value-type="string">
            <text:p>Lochnagar</text:p>
          </table:table-cell>
          <table:table-cell table:formula="of:=RANDBETWEEN(0;[.$G$1])" office:value-type="float" office:value="448" calcext:value-type="float">
            <text:p>448</text:p>
          </table:table-cell>
          <table:table-cell table:formula="of:=RANDBETWEEN(0;[.$G$2])" office:value-type="float" office:value="486" calcext:value-type="float">
            <text:p>486</text:p>
          </table:table-cell>
          <table:table-cell table:formula="of:=RANDBETWEEN([.$G$4];[.$G$3])"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string" calcext:value-type="string">
            <text:p>Lybster</text:p>
          </table:table-cell>
          <table:table-cell table:formula="of:=RANDBETWEEN(0;[.$G$1])" office:value-type="float" office:value="1125" calcext:value-type="float">
            <text:p>1125</text:p>
          </table:table-cell>
          <table:table-cell table:formula="of:=RANDBETWEEN(0;[.$G$2])" office:value-type="float" office:value="314" calcext:value-type="float">
            <text:p>314</text:p>
          </table:table-cell>
          <table:table-cell table:formula="of:=RANDBETWEEN([.$G$4];[.$G$3])"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string" calcext:value-type="string">
            <text:p>Meldrum</text:p>
          </table:table-cell>
          <table:table-cell table:formula="of:=RANDBETWEEN(0;[.$G$1])" office:value-type="float" office:value="1084" calcext:value-type="float">
            <text:p>1084</text:p>
          </table:table-cell>
          <table:table-cell table:formula="of:=RANDBETWEEN(0;[.$G$2])" office:value-type="float" office:value="425" calcext:value-type="float">
            <text:p>425</text:p>
          </table:table-cell>
          <table:table-cell table:formula="of:=RANDBETWEEN([.$G$4];[.$G$3])" office:value-type="float" office:value="830" calcext:value-type="float">
            <text:p>830</text:p>
          </table:table-cell>
          <table:table-cell table:number-columns-repeated="2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string" calcext:value-type="string">
            <text:p>Melrose</text:p>
          </table:table-cell>
          <table:table-cell table:formula="of:=RANDBETWEEN(0;[.$G$1])" office:value-type="float" office:value="542" calcext:value-type="float">
            <text:p>542</text:p>
          </table:table-cell>
          <table:table-cell table:formula="of:=RANDBETWEEN(0;[.$G$2])" office:value-type="float" office:value="551" calcext:value-type="float">
            <text:p>551</text:p>
          </table:table-cell>
          <table:table-cell table:formula="of:=RANDBETWEEN([.$G$4];[.$G$3])" office:value-type="float" office:value="687" calcext:value-type="float">
            <text:p>687</text:p>
          </table:table-cell>
          <table:table-cell table:number-columns-repeated="2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string" calcext:value-type="string">
            <text:p>Moffat</text:p>
          </table:table-cell>
          <table:table-cell table:formula="of:=RANDBETWEEN(0;[.$G$1])" office:value-type="float" office:value="509" calcext:value-type="float">
            <text:p>509</text:p>
          </table:table-cell>
          <table:table-cell table:formula="of:=RANDBETWEEN(0;[.$G$2])" office:value-type="float" office:value="295" calcext:value-type="float">
            <text:p>295</text:p>
          </table:table-cell>
          <table:table-cell table:formula="of:=RANDBETWEEN([.$G$4];[.$G$3])" office:value-type="float" office:value="792" calcext:value-type="float">
            <text:p>7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p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wtonmo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yk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isle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ebl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r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terhea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tlochr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ueensferr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hes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wardenn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lkir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ky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onehav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ornaw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anra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athy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i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yp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urs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ghnabrua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mintou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o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umm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yndru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llapoo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ick</text:p>
          </table:table-cell>
          <table:table-cell table:number-columns-repeated="5"/>
        </table:table-row>
        <table:table-row table:style-name="ro1" table:number-rows-repeated="8">
          <table:table-cell/>
          <table:table-cell table:style-name="Default"/>
          <table:table-cell table:style-name="ce1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"/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ma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erfeldy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string" calcext:value-type="string">
            <text:p>Aberfoyle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Aboyne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Acharacle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Achnasheen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Alloa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Amulree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Arbroath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Ardrossan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Augustus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Ballachulich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Ballantrae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Balquhidder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Banff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Beauly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Benbecula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Brora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Cairngorms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2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Campbelltown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Cannich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Carnoustie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Carrbridge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Coll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Crieff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Cullen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Dalkeith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Deeside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Dingwall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Doune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Dufftown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Dumfries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string" calcext:value-type="string">
            <text:p>Dunfermline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string" calcext:value-type="string">
            <text:p>Dunkeld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string" calcext:value-type="string">
            <text:p>Dunnet Head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string" calcext:value-type="string">
            <text:p>Dunoon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string" calcext:value-type="string">
            <text:p>Dunoon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string" calcext:value-type="string">
            <text:p>Fionnphort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string" calcext:value-type="string">
            <text:p>Forres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string" calcext:value-type="string">
            <text:p>Galashiels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string" calcext:value-type="string">
            <text:p>Gourock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string" calcext:value-type="string">
            <text:p>Greenlaw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string" calcext:value-type="string">
            <text:p>Haddington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string" calcext:value-type="string">
            <text:p>Harris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string" calcext:value-type="string">
            <text:p>Hebrides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string" calcext:value-type="string">
            <text:p>Huntly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string" calcext:value-type="string">
            <text:p>Inverurie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string" calcext:value-type="string">
            <text:p>Iona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string" calcext:value-type="string">
            <text:p>Keith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string" calcext:value-type="string">
            <text:p>Kelso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string" calcext:value-type="string">
            <text:p>Kenmore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string" calcext:value-type="string">
            <text:p>Killin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string" calcext:value-type="string">
            <text:p>Kilmahog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string" calcext:value-type="string">
            <text:p>Kilsyth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string" calcext:value-type="string">
            <text:p>Kinlochleven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string" calcext:value-type="string">
            <text:p>Kirkaldy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string" calcext:value-type="string">
            <text:p>Kyle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string" calcext:value-type="string">
            <text:p>Loch Lomond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string" calcext:value-type="string">
            <text:p>Lochalsh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string" calcext:value-type="string">
            <text:p>Lochmaddy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string" calcext:value-type="string">
            <text:p>Lochnagar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string" calcext:value-type="string">
            <text:p>Lybster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string" calcext:value-type="string">
            <text:p>Meldrum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string" calcext:value-type="string">
            <text:p>Melrose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string" calcext:value-type="string">
            <text:p>Moffat</text:p>
          </table:table-cell>
          <table:table-cell table:formula="of:=RANDBETWEEN(0;[.$G$1])" office:value-type="float" office:value="0" calcext:value-type="float">
            <text:p>0</text:p>
          </table:table-cell>
          <table:table-cell table:formula="of:=RANDBETWEEN(0;[.$G$2])" office:value-type="float" office:value="0" calcext:value-type="float">
            <text:p>0</text:p>
          </table:table-cell>
          <table:table-cell table:formula="of:=RANDBETWEEN([.$G$4];[.$G$3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C1:Sheet1.C10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13:14:08.288868497</meta:creation-date>
    <dc:date>2015-11-22T13:35:18.192223184</dc:date>
    <meta:editing-duration>PT5M59S</meta:editing-duration>
    <meta:editing-cycles>2</meta:editing-cycles>
    <meta:generator>LibreOffice/4.2.8.2$Linux_X86_64 LibreOffice_project/420m0$Build-2</meta:generator>
    <meta:document-statistic meta:table-count="2" meta:cell-count="685" meta:object-count="0"/>
  </office:meta>
</office:document-meta>
</file>